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0" style:family="paragraph" style:parent-style-name="Table_20_Contents">
      <style:text-properties fo:font-size="2pt" fo:background-color="#00a933" style:font-size-asian="2pt" style:font-size-complex="2pt"/>
    </style:style>
    <style:style style:name="P1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4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5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6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1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2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2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d1f1f" fo:background-color="#ffffff"/>
    </style:style>
    <style:style style:name="P2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2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26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27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5eb91e"/>
    </style:style>
    <style:style style:name="P28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29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bf734" fo:background-color="#468a1a"/>
    </style:style>
    <style:style style:name="P30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1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2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3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4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5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6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Helvetica Neue" fo:font-size="12pt" fo:letter-spacing="normal" fo:font-style="normal" fo:font-weight="normal" fo:background-color="#5eb91e"/>
    </style:style>
    <style:style style:name="P3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39128"/>
    </style:style>
    <style:style style:name="T9" style:family="text">
      <style:text-properties officeooo:rsid="00343664"/>
    </style:style>
    <style:style style:name="T10" style:family="text">
      <style:text-properties officeooo:rsid="003733e4"/>
    </style:style>
    <style:style style:name="T11" style:family="text">
      <style:text-properties officeooo:rsid="003820b6"/>
    </style:style>
    <style:style style:name="T12" style:family="text">
      <style:text-properties fo:background-color="#468a1a" loext:char-shading-value="0"/>
    </style:style>
    <style:style style:name="T13" style:family="text">
      <style:text-properties officeooo:rsid="003820b6" fo:background-color="#468a1a" loext:char-shading-value="0"/>
    </style:style>
    <style:style style:name="T14" style:family="text">
      <style:text-properties officeooo:rsid="003bf734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389074973" text:style-name="L1">
        <text:list-item>
          <text:p text:style-name="P12">Retirer « En ligne / En boutique »</text:p>
        </text:list-item>
        <text:list-item>
          <text:p text:style-name="P19">-&gt; Putôt sur page récapitulatif de commande<text:span text:style-name="T1"> =&gt; Je me souviens plus de quoi ça parle (si ça me reviens : je vous le dirai)</text:span></text:p>
        </text:list-item>
        <text:list-item>
          <text:p text:style-name="P12">Retirer « Articles restants » </text:p>
        </text:list-item>
        <text:list-item>
          <text:p text:style-name="P12">Ajouter « Question sur l’article » </text:p>
        </text:list-item>
        <text:list-item>
          <text:p text:style-name="P37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12">Ajouter dropdown couleur </text:p>
        </text:list-item>
        <text:list-item>
          <text:p text:style-name="P12">Retour « 14 jours » </text:p>
        </text:list-item>
        <text:list-item>
          <text:p text:style-name="P12">Retirer « Charger plus de produits » </text:p>
        </text:list-item>
        <text:list-item>
          <text:p text:style-name="P12">Ajouter sidebar <text:span text:style-name="T1">=&gt; c'est celui qui trouves sur la liste des produits</text:span></text:p>
        </text:list-item>
        <text:list-item>
          <text:p text:style-name="P12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2">Ajouter section « matière » <text:span text:style-name="T1">=&gt; si c'est en plastique,etc..</text:span></text:p>
        </text:list-item>
        <text:list-item>
          <text:p text:style-name="P12">Ajouter « référence » </text:p>
        </text:list-item>
        <text:list-item>
          <text:p text:style-name="P12">En ligne : ajouter « Délais : 2 semaines », de manière voyante</text:p>
        </text:list-item>
        <text:list-item>
          <text:p text:style-name="P12">À la place des boutons radios : « neuf » ou « occasion », après quantité</text:p>
        </text:list-item>
        <text:list-item>
          <text:p text:style-name="P30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73006080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73853696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832192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000960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10"/>
          </table:table-cell>
        </table:table-row>
      </table:table>
      <text:p text:style-name="P9">=&gt; n'hésiter pas à aller voir dans le site actuelle si vous arrivez pas comprendre</text:p>
      <text:p text:style-name="P3"> </text:p>
      <text:p text:style-name="P2">Infos pratiques :</text:p>
      <text:list xml:id="list3508513418" text:style-name="L2">
        <text:list-item>
          <text:p text:style-name="P31">Padding sur map (aligner avec le reste)</text:p>
        </text:list-item>
        <text:list-item>
          <text:p text:style-name="P35">Ouverture : en 1 ligne</text:p>
        </text:list-item>
        <text:list-item>
          <text:p text:style-name="P31">Ajouter métros, bus</text:p>
        </text:list-item>
      </text:list>
      <text:p text:style-name="P5"> </text:p>
      <text:p text:style-name="P6">Panier :</text:p>
      <text:list xml:id="list3243361455" text:style-name="L3">
        <text:list-item>
          <text:p text:style-name="P32">Qté : ajouter + et -</text:p>
        </text:list-item>
        <text:list-item>
          <text:p text:style-name="P32">Ajouter section codes promo </text:p>
        </text:list-item>
        <text:list-item>
          <text:p text:style-name="P32">Tester en-tête tableau en gras </text:p>
        </text:list-item>
        <text:list-item>
          <text:p text:style-name="P32">Parcours : bouton « Commander sans compte » vs « s’enregistrer / se connecter » (pop-in après clic sur « Valider »)</text:p>
        </text:list-item>
        <text:list-item>
          <text:p text:style-name="P32">Ajouter sections tailles et couleurs (« L, XL ») </text:p>
        </text:list-item>
      </text:list>
      <text:p text:style-name="P5"> </text:p>
      <text:p text:style-name="P6">Mon compte :</text:p>
      <text:list xml:id="list2180824422" text:style-name="L4">
        <text:list-item>
          <text:p text:style-name="P33">Créer un champ avec une erreur (rouge + message)</text:p>
        </text:list-item>
        <text:list-item>
          <text:p text:style-name="P20"><text:soft-page-break/>Ajouter historique des commandes + dl facture </text:p>
        </text:list-item>
      </text:list>
      <text:p text:style-name="P3"> </text:p>
      <text:p text:style-name="P1">Récapitulatif :</text:p>
      <text:list xml:id="list233702038" text:style-name="L5">
        <text:list-item>
          <text:p text:style-name="P13">Créer icône (stand ?) pour retrait en magasin </text:p>
        </text:list-item>
        <text:list-item>
          <text:p text:style-name="P13">Créer dropdown sous Colissimo :</text:p>
          <text:list>
            <text:list-item>
              <text:p text:style-name="P13">Domicile</text:p>
            </text:list-item>
            <text:list-item>
              <text:p text:style-name="P13">Commerçant</text:p>
            </text:list-item>
            <text:list-item>
              <text:p text:style-name="P13">La Poste</text:p>
            </text:list-item>
          </text:list>
        </text:list-item>
        <text:list-item>
          <text:p text:style-name="P27">Section prix : Sticky pour afficher le prix tout le temps</text:p>
        </text:list-item>
        <text:list-item>
          <text:p text:style-name="P13">Ajouter sections tailles et couleurs (« L, XL ») </text:p>
        </text:list-item>
        <text:list-item>
          <text:p text:style-name="P13">Adresse de livraison et facturation différentes</text:p>
        </text:list-item>
        <text:list-item>
          <text:p text:style-name="P36">Enregistrer différentes adresses comme Amazon, Deliveroo, etc.</text:p>
        </text:list-item>
      </text:list>
      <text:p text:style-name="P3"> </text:p>
      <text:p text:style-name="P1">Paiement :</text:p>
      <text:list xml:id="list3136131048" text:style-name="L6">
        <text:list-item>
          <text:p text:style-name="P34">Ajouter « chèques » et « mandats administratifs »</text:p>
        </text:list-item>
        <text:list-item>
          <text:p text:style-name="P14">Bouton régler : à droite </text:p>
        </text:list-item>
      </text:list>
      <text:p text:style-name="P3"> </text:p>
      <text:p text:style-name="P1">Tunnel de vente :</text:p>
      <text:list xml:id="list3181442807" text:style-name="L7">
        <text:list-item>
          <text:p text:style-name="P21">Ajouter étapes</text:p>
          <text:list>
            <text:list-item>
              <text:p text:style-name="P21">Récapitulatif <text:span text:style-name="T6">+ recapitulatif</text:span></text:p>
            </text:list-item>
            <text:list-item>
              <text:p text:style-name="P21">Paiement</text:p>
            </text:list-item>
            <text:list-item>
              <text:p text:style-name="P15">Confirmation </text:p>
            </text:list-item>
          </text:list>
        </text:list-item>
      </text:list>
      <text:p text:style-name="P3"> </text:p>
      <text:p text:style-name="P1">Page confirmation :</text:p>
      <text:list xml:id="list2542847133" text:style-name="L8">
        <text:list-item>
          <text:p text:style-name="P16">Ajouter la page</text:p>
        </text:list-item>
        <text:list-item>
          <text:p text:style-name="P16">N° de commande</text:p>
        </text:list-item>
        <text:list-item>
          <text:p text:style-name="P16">Reprendre récapitulatif </text:p>
        </text:list-item>
        <text:list-item>
          <text:p text:style-name="P16">Votre commande a bien été enregistrée.</text:p>
        </text:list-item>
        <text:list-item>
          <text:p text:style-name="P16">Vous recevrez un e-mail de résumé de votre commande et un autre email dès l’envoi du colis</text:p>
        </text:list-item>
        <text:list-item>
          <text:p text:style-name="P16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3439682421" text:style-name="L9">
        <text:list-item>
          <text:p text:style-name="P17">Ajouter « mdp oublié » </text:p>
        </text:list-item>
        <text:list-item>
          <text:p text:style-name="P17">Créer page « mdp oublié » </text:p>
        </text:list-item>
      </text:list>
      <text:p text:style-name="P4"> </text:p>
      <text:p text:style-name="P2">Menu : </text:p>
      <text:list xml:id="list1328899550" text:style-name="L10">
        <text:list-item>
          <text:p text:style-name="P18">Ajouter FR/EN </text:p>
        </text:list-item>
      </text:list>
      <text:p text:style-name="P11"/>
      <text:p text:style-name="P11"/>
      <text:p text:style-name="P11"/>
      <text:p text:style-name="P11"><text:soft-page-break/></text:p>
      <text:p text:style-name="P11"/>
      <text:p text:style-name="P22">- <text:span text:style-name="T4">fond jaune</text:span></text:p>
      <text:p text:style-name="P22">- <text:span text:style-name="T4">hover</text:span></text:p>
      <text:p text:style-name="P22">- <text:span text:style-name="T4">multi-image</text:span><text:span text:style-name="T14">s</text:span></text:p>
      <text:p text:style-name="P22">- <text:span text:style-name="T4">sticky </text:span><text:span text:style-name="T14">shipping price on recap page </text:span></text:p>
      <text:p text:style-name="P22"/>
      <text:p text:style-name="P22">- <text:span text:style-name="T5">dropdown adresse</text:span></text:p>
      <text:p text:style-name="P22">- <text:span text:style-name="T5">breadcumb vente</text:span></text:p>
      <text:p text:style-name="P22">- <text:span text:style-name="T7">page account</text:span></text:p>
      <text:p text:style-name="P22"/>
      <text:p text:style-name="P28">- <text:span text:style-name="T9">bus image</text:span></text:p>
      <text:p text:style-name="P29">- <text:span text:style-name="T7">options paiement column</text:span></text:p>
      <text:p text:style-name="P29">- <text:span text:style-name="T4">velib : Station n°9011 </text:span>Geoffroy – Marie</text:p>
      <text:p text:style-name="P23">- <text:span text:style-name="T4">transport UPS</text:span></text:p>
      <text:p text:style-name="P25"/>
      <text:p text:style-name="P22"/>
      <text:p text:style-name="P24">responsive :</text:p>
      <text:p text:style-name="P24"/>
      <text:p text:style-name="P24">-<text:span text:style-name="T12"> center colissimo et chronopost</text:span></text:p>
      <text:p text:style-name="P24">- <text:span text:style-name="T10">sticky menu search produit</text:span></text:p>
      <text:p text:style-name="P26">- <text:span text:style-name="T13">centrer envoyer contact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6T18:18:07.225940451</dc:date>
    <meta:editing-duration>PT3H22M50S</meta:editing-duration>
    <meta:editing-cycles>20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0" meta:word-count="517" meta:character-count="2706" meta:non-whitespace-character-count="2287"/>
  </office:meta>
</office:document-meta>
</file>